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6771in" fo:margin-top="0in" fo:margin-bottom="0in" table:align="center"/>
    </style:style>
    <style:style style:name="Table1.A" style:family="table-column">
      <style:table-column-properties style:column-width="0.2597in"/>
    </style:style>
    <style:style style:name="Table1.B" style:family="table-column">
      <style:table-column-properties style:column-width="0.8931in"/>
    </style:style>
    <style:style style:name="Table1.C" style:family="table-column">
      <style:table-column-properties style:column-width="0.5243in"/>
    </style:style>
    <style:style style:name="Table1.1" style:family="table-row">
      <style:table-row-properties fo:keep-together="auto"/>
    </style:style>
    <style:style style:name="Table1.A1" style:family="table-cell">
      <style:table-cell-properties fo:padding-left="0.0785in" fo:padding-right="0.075in" fo:padding-top="0in" fo:padding-bottom="0in" fo:border="0.5pt solid #000000"/>
    </style:style>
    <style:style style:name="P1" style:family="paragraph" style:parent-style-name="Standard">
      <style:paragraph-properties fo:margin-left="0in" fo:margin-right="0in" fo:margin-top="0.1665in" fo:margin-bottom="0in" loext:contextual-spacing="false" fo:line-height="100%" fo:text-align="center" style:justify-single-word="false" fo:keep-together="auto" fo:orphans="2" fo:widows="2" fo:text-indent="0in" style:auto-text-indent="false" fo:padding="0in" fo:border="none" fo:keep-with-next="auto"/>
    </style:style>
    <style:style style:name="P2" style:family="paragraph" style:parent-style-name="Standard">
      <style:paragraph-properties fo:margin-left="0in" fo:margin-right="0in" fo:margin-top="0.1665in" fo:margin-bottom="0in" loext:contextual-spacing="false" fo:line-height="100%" fo:text-align="justify" style:justify-single-word="false" fo:keep-together="auto" fo:orphans="2" fo:widows="2" fo:text-indent="0in" style:auto-text-indent="false" fo:padding="0in" fo:border="none" fo:keep-with-next="auto">
        <style:tab-stops>
          <style:tab-stop style:position="6.5in" style:type="right"/>
        </style:tab-stops>
      </style:paragraph-properties>
    </style:style>
    <style:style style:name="P3" style:family="paragraph" style:parent-style-name="Standard" style:master-page-name="First_20_Page">
      <style:paragraph-properties fo:margin-left="0in" fo:margin-right="0in" fo:margin-top="0.1665in" fo:margin-bottom="0in" loext:contextual-spacing="false" fo:line-height="100%" fo:text-align="center" style:justify-single-word="false" fo:keep-together="auto" fo:orphans="2" fo:widows="2" fo:text-indent="0in" style:auto-text-indent="false" style:page-number="1" fo:padding="0in" fo:border="none" fo:keep-with-next="auto">
        <style:tab-stops>
          <style:tab-stop style:position="6.5in" style:type="right"/>
        </style:tab-stops>
      </style:paragraph-properties>
    </style:style>
    <style:style style:name="P4"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5"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ab-stops>
          <style:tab-stop style:position="6.5in" style:type="right"/>
        </style:tab-stops>
      </style:paragraph-properties>
    </style:style>
    <style:style style:name="P6"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ab-stops>
          <style:tab-stop style:position="3in" style:type="center"/>
          <style:tab-stop style:position="6in" style:type="right"/>
        </style:tab-stops>
      </style:paragraph-properties>
    </style:style>
    <style:style style:name="P7"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ab-stops>
          <style:tab-stop style:position="0.25in"/>
        </style:tab-stops>
      </style:paragraph-properties>
    </style:style>
    <style:style style:name="P8"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9"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10"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tab-stops>
          <style:tab-stop style:position="3in" style:type="center"/>
          <style:tab-stop style:position="6in" style:type="right"/>
        </style:tab-stops>
      </style:paragraph-properties>
    </style:style>
    <style:style style:name="P11"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Times New Roman" fo:font-size="11pt" fo:font-style="normal" style:text-underline-style="none" fo:font-weight="normal" style:font-name-asian="Times New Roman1" style:font-size-asian="11pt" style:font-style-asian="normal" style:font-weight-asian="normal" style:font-name-complex="Times New Roman1" style:font-size-complex="11pt"/>
    </style:style>
    <style:style style:name="P12" style:family="paragraph" style:parent-style-name="Standard" style:master-page-name="Converted1">
      <style:paragraph-properties fo:margin-left="0in" fo:margin-right="0in" fo:margin-top="0in" fo:margin-bottom="0.0835in" loext:contextual-spacing="false" fo:line-height="100%" fo:text-align="justify" style:justify-single-word="false" fo:keep-together="auto" fo:orphans="2" fo:widows="2" fo:text-indent="0in" style:auto-text-indent="false" style:page-number="auto" fo:padding="0in" fo:border="none" fo:keep-with-next="auto"/>
    </style:style>
    <style:style style:name="P13" style:family="paragraph" style:parent-style-name="Standard" style:master-page-name="Converted3">
      <style:paragraph-properties fo:margin-left="0in" fo:margin-right="0in" fo:margin-top="0in" fo:margin-bottom="0.0835in" loext:contextual-spacing="false" fo:line-height="100%" fo:text-align="justify" style:justify-single-word="false" fo:keep-together="auto" fo:orphans="2" fo:widows="2" fo:text-indent="0in" style:auto-text-indent="false" style:page-number="auto" fo:padding="0in" fo:border="none" fo:keep-with-next="auto"/>
    </style:style>
    <style:style style:name="P14" style:family="paragraph" style:parent-style-name="Standard" style:master-page-name="Converted4">
      <style:paragraph-properties fo:margin-left="0in" fo:margin-right="0in" fo:margin-top="0in" fo:margin-bottom="0.0835in" loext:contextual-spacing="false" fo:line-height="100%" fo:text-align="justify" style:justify-single-word="false" fo:keep-together="auto" fo:orphans="2" fo:widows="2" fo:text-indent="0in" style:auto-text-indent="false" style:page-number="auto" fo:padding="0in" fo:border="none" fo:keep-with-next="auto"/>
    </style:style>
    <style:style style:name="P15" style:family="paragraph" style:parent-style-name="Standard">
      <style:paragraph-properties fo:margin-left="0in" fo:margin-right="0in" fo:margin-top="0.3055in" fo:margin-bottom="0in" loext:contextual-spacing="false" fo:line-height="100%" fo:text-align="justify" style:justify-single-word="false" fo:keep-together="auto" fo:orphans="2" fo:widows="2" fo:text-indent="0in" style:auto-text-indent="false" fo:padding="0in" fo:border="none" fo:keep-with-next="auto"/>
    </style:style>
    <style:style style:name="P16" style:family="paragraph" style:parent-style-name="Standard">
      <style:paragraph-properties fo:margin-left="0in" fo:margin-right="0in" fo:margin-top="0.028in" fo:margin-bottom="0in" loext:contextual-spacing="false" fo:line-height="100%" fo:text-align="justify" style:justify-single-word="false" fo:keep-together="auto" fo:orphans="2" fo:widows="2" fo:text-indent="0in" style:auto-text-indent="false" fo:padding="0in" fo:border="none" fo:keep-with-next="auto">
        <style:tab-stops>
          <style:tab-stop style:position="3in" style:type="center"/>
          <style:tab-stop style:position="6in" style:type="right"/>
        </style:tab-stops>
      </style:paragraph-properties>
    </style:style>
    <style:style style:name="P17" style:family="paragraph" style:parent-style-name="Standard">
      <style:paragraph-properties fo:margin-left="0.25in" fo:margin-right="0.25in" fo:margin-top="0in" fo:margin-bottom="0in" loext:contextual-spacing="false" fo:line-height="100%" fo:text-align="justify" style:justify-single-word="false" fo:keep-together="auto" fo:orphans="2" fo:widows="2" fo:text-indent="-0.25in" style:auto-text-indent="false" fo:padding="0in" fo:border="none" fo:keep-with-next="auto"/>
    </style:style>
    <style:style style:name="P18" style:family="paragraph" style:parent-style-name="Standard">
      <style:paragraph-properties fo:margin-left="0.25in" fo:margin-right="0.25in" fo:margin-top="0in" fo:margin-bottom="0in" loext:contextual-spacing="false" fo:line-height="100%" fo:text-align="justify" style:justify-single-word="false" fo:keep-together="auto" fo:orphans="2" fo:widows="2" fo:text-indent="-0.25in" style:auto-text-indent="false" fo:padding="0in" fo:border="none" fo:keep-with-next="auto"/>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19"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3in" style:auto-text-indent="false" fo:padding="0in" fo:border="none" fo:keep-with-next="auto">
        <style:tab-stops>
          <style:tab-stop style:position="0.25in"/>
        </style:tab-stops>
      </style:paragraph-properties>
    </style:style>
    <style:style style:name="P20"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3126in" style:auto-text-indent="false" fo:padding="0in" fo:border="none" fo:keep-with-next="auto"/>
    </style:style>
    <style:style style:name="P21"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3126in" style:auto-text-indent="false" fo:padding="0in" fo:border="none" fo:keep-with-next="auto">
        <style:tab-stops>
          <style:tab-stop style:position="0.25in"/>
        </style:tab-stops>
      </style:paragraph-properties>
    </style:style>
    <style:style style:name="P22"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25in" style:auto-text-indent="false" fo:padding="0in" fo:border="none" fo:keep-with-next="auto"/>
      <style:text-properties fo:font-variant="normal" fo:text-transform="none" fo:color="#000000" style:text-line-through-style="none" style:text-line-through-type="none" style:text-position="0% 100%" style:font-name="Times New Roman" fo:font-size="11pt" fo:font-style="normal" style:text-underline-style="none" fo:font-weight="normal" style:font-name-asian="Times New Roman1" style:font-size-asian="11pt" style:font-style-asian="normal" style:font-weight-asian="normal" style:font-name-complex="Times New Roman1" style:font-size-complex="11pt"/>
    </style:style>
    <style:style style:name="P23" style:family="paragraph" style:parent-style-name="Standard">
      <style:paragraph-properties fo:margin-left="0.75in" fo:margin-right="0.25in" fo:margin-top="0.0835in" fo:margin-bottom="0.1528in" loext:contextual-spacing="false" fo:line-height="100%" fo:text-align="justify" style:justify-single-word="false" fo:keep-together="auto" fo:orphans="2" fo:widows="2" fo:text-indent="-0.5in" style:auto-text-indent="false" fo:padding="0in" fo:border="none" fo:keep-with-next="auto"/>
    </style:style>
    <style:style style:name="P24" style:family="paragraph" style:parent-style-name="Standard">
      <style:paragraph-properties fo:margin-left="0.75in" fo:margin-right="0in" fo:margin-top="0in" fo:margin-bottom="0in" loext:contextual-spacing="false" fo:line-height="100%" fo:text-align="start" style:justify-single-word="false" fo:keep-together="auto" fo:orphans="2" fo:widows="2" fo:text-indent="-0.25in" style:auto-text-indent="false" fo:padding="0in" fo:border="none" fo:keep-with-next="auto"/>
    </style:style>
    <style:style style:name="P25" style:family="paragraph" style:parent-style-name="Standard">
      <style:paragraph-properties fo:margin-left="0.3in" fo:margin-right="0in" fo:margin-top="0.3055in" fo:margin-bottom="0.0417in" loext:contextual-spacing="false" fo:line-height="100%" fo:text-align="justify" style:justify-single-word="false" fo:keep-together="auto" fo:orphans="2" fo:widows="2" fo:text-indent="-0.3in" style:auto-text-indent="false" fo:padding="0in" fo:border="none" fo:keep-with-next="always">
        <style:tab-stops>
          <style:tab-stop style:position="0.3in"/>
        </style:tab-stops>
      </style:paragraph-properties>
    </style:style>
    <style:style style:name="P26" style:family="paragraph" style:parent-style-name="Standard">
      <style:paragraph-properties fo:margin-left="0.2in" fo:margin-right="0in" fo:margin-top="0in" fo:margin-bottom="0in" loext:contextual-spacing="false" fo:line-height="100%" fo:text-align="start" style:justify-single-word="false" fo:keep-together="auto" fo:orphans="2" fo:widows="2" fo:text-indent="-0.2in" style:auto-text-indent="false" fo:padding="0in" fo:border="none" fo:keep-with-next="auto"/>
    </style:style>
    <style:style style:name="P27" style:family="paragraph" style:parent-style-name="Standard">
      <style:paragraph-properties fo:margin-left="0.2in" fo:margin-right="0in" fo:margin-top="0in" fo:margin-bottom="0in" loext:contextual-spacing="false" fo:line-height="100%" fo:text-align="justify" style:justify-single-word="false" fo:keep-together="auto" fo:orphans="2" fo:widows="2" fo:text-indent="-0.2in" style:auto-text-indent="false" fo:padding="0in" fo:border="none" fo:keep-with-next="auto"/>
    </style:style>
    <style:style style:name="P28" style:family="paragraph" style:parent-style-name="Heading_20_1" style:list-style-name="WWNum1">
      <style:paragraph-properties fo:margin-left="0.3in" fo:margin-right="0in" fo:text-indent="-0.3in" style:auto-text-indent="false">
        <style:tab-stops>
          <style:tab-stop style:position="0.3in"/>
        </style:tab-stops>
      </style:paragraph-properties>
    </style:style>
    <style:style style:name="P29" style:family="paragraph" style:parent-style-name="Heading_20_3" style:list-style-name="WWNum1">
      <style:paragraph-properties fo:margin-left="0.5in" fo:margin-right="0in" fo:text-indent="-0.5in" style:auto-text-indent="false">
        <style:tab-stops>
          <style:tab-stop style:position="0.4in"/>
        </style:tab-stops>
      </style:paragraph-properties>
    </style:style>
    <style:style style:name="P30" style:family="paragraph" style:parent-style-name="Heading_20_2" style:list-style-name="WWNum1">
      <style:paragraph-properties fo:margin-left="0.4in" fo:margin-right="0in" fo:text-indent="-0.4in" style:auto-text-indent="false">
        <style:tab-stops>
          <style:tab-stop style:position="0.4in"/>
        </style:tab-stops>
      </style:paragraph-properties>
    </style:style>
    <style:style style:name="T1" style:family="text">
      <style:text-properties fo:font-variant="normal" fo:text-transform="none" fo:color="#000000" style:text-line-through-style="none" style:text-line-through-type="none" style:text-position="0% 100%" style:font-name="Times New Roman" fo:font-size="14pt" fo:font-style="normal" style:text-underline-style="none" fo:font-weight="bold" style:font-name-asian="Times New Roman1" style:font-size-asian="14pt" style:font-style-asian="normal" style:font-weight-asian="bold" style:font-name-complex="Times New Roman1" style:font-size-complex="14pt"/>
    </style:style>
    <style:style style:name="T2" style:family="text">
      <style:text-properties fo:font-variant="normal" fo:text-transform="none" fo:color="#000000" style:text-line-through-style="none" style:text-line-through-type="none" style:text-position="0% 100%" style:font-name="Times New Roman" fo:font-size="12pt" fo:font-style="normal" style:text-underline-style="none" fo:font-weight="bold" style:font-name-asian="Times New Roman1" style:font-size-asian="12pt" style:font-style-asian="normal" style:font-weight-asian="bold" style:font-name-complex="Times New Roman1" style:font-size-complex="12pt"/>
    </style:style>
    <style:style style:name="T3" style:family="text">
      <style:text-properties fo:font-variant="normal" fo:text-transform="none" fo:color="#000000" style:text-line-through-style="none" style:text-line-through-type="none" style:text-position="0% 100%" style:font-name="Times New Roman" fo:font-size="11pt" fo:font-style="italic" style:text-underline-style="none" fo:font-weight="normal" style:font-name-asian="Times New Roman1" style:font-size-asian="11pt" style:font-style-asian="italic" style:font-weight-asian="normal" style:font-name-complex="Times New Roman1" style:font-size-complex="11pt"/>
    </style:style>
    <style:style style:name="T4" style:family="text">
      <style:text-properties fo:font-variant="normal" fo:text-transform="none" fo:color="#000000" style:text-line-through-style="none" style:text-line-through-type="none" style:text-position="0% 100%" style:font-name="Times New Roman" fo:font-size="11pt" fo:font-style="normal" style:text-underline-style="none" fo:font-weight="bold" style:font-name-asian="Times New Roman1" style:font-size-asian="11pt" style:font-style-asian="normal" style:font-weight-asian="bold" style:font-name-complex="Times New Roman1" style:font-size-complex="11pt"/>
    </style:style>
    <style:style style:name="T5" style:family="text">
      <style:text-properties fo:font-variant="normal" fo:text-transform="none" fo:color="#000000" style:text-line-through-style="none" style:text-line-through-type="none" style:text-position="0% 100%" style:font-name="Times New Roman" fo:font-size="11pt" fo:font-style="normal" style:text-underline-style="none" fo:font-weight="normal" style:font-name-asian="Times New Roman1" style:font-size-asian="11pt" style:font-style-asian="normal" style:font-weight-asian="normal" style:font-name-complex="Times New Roman1" style:font-size-complex="11pt"/>
    </style:style>
    <style:style style:name="T6" style:family="text">
      <style:text-properties fo:font-variant="normal" fo:text-transform="none" fo:color="#000000" style:text-line-through-style="none" style:text-line-through-type="none" style:text-position="0% 100%" style:font-name="Times New Roman" fo:font-size="9pt" fo:font-style="normal" style:text-underline-style="none" fo:font-weight="normal" style:font-name-asian="Times New Roman1" style:font-size-asian="9pt" style:font-style-asian="normal" style:font-weight-asian="normal" style:font-name-complex="Times New Roman1" style:font-size-complex="9pt"/>
    </style:style>
    <style:style style:name="T7"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T8" style:family="text">
      <style:text-properties fo:font-variant="normal" fo:text-transform="none" fo:color="#000000" style:text-line-through-style="none" style:text-line-through-type="none" style:text-position="0% 100%" style:font-name="Times New Roman" fo:font-size="10pt" fo:font-style="normal" style:text-underline-style="none" fo:font-weight="bold" style:font-name-asian="Times New Roman1" style:font-size-asian="10pt" style:font-style-asian="normal" style:font-weight-asian="bold" style:font-name-complex="Times New Roman1" style:font-size-complex="10pt"/>
    </style:style>
    <style:style style:name="T9" style:family="text">
      <style:text-properties fo:font-variant="normal" fo:text-transform="none" fo:color="#000000" style:text-line-through-style="none" style:text-line-through-type="none" style:text-position="0% 100%" style:font-name="Times New Roman" fo:font-size="10pt" fo:font-style="normal" style:text-underline-style="solid" style:text-underline-width="auto" style:text-underline-color="font-color" fo:font-weight="normal" style:font-name-asian="Times New Roman1" style:font-size-asian="10pt" style:font-style-asian="normal" style:font-weight-asian="normal" style:font-name-complex="Times New Roman1" style:font-size-complex="10pt"/>
    </style:style>
    <style:style style:name="T10" style:family="text">
      <style:text-properties fo:font-variant="normal" fo:text-transform="none" fo:color="#000000" style:text-line-through-style="none" style:text-line-through-type="none" style:text-position="0% 100%" style:font-name="Courier New" fo:font-size="10pt" fo:font-style="normal" style:text-underline-style="none" fo:font-weight="normal" style:font-name-asian="Courier New1" style:font-size-asian="10pt" style:font-style-asian="normal" style:font-weight-asian="normal" style:font-name-complex="Courier New1" style:font-size-complex="10pt"/>
    </style:style>
    <style:style style:name="T11" style:family="text">
      <style:text-properties fo:font-variant="normal" fo:text-transform="none" fo:color="#000000" style:text-line-through-style="none" style:text-line-through-type="none" style:text-position="super 58%" style:font-name="Times New Roman" fo:font-size="11pt" fo:font-style="normal" style:text-underline-style="none" fo:font-weight="normal" style:font-name-asian="Times New Roman1" style:font-size-asian="11pt" style:font-style-asian="normal" style:font-weight-asian="normal" style:font-name-complex="Times New Roman1" style:font-size-complex="11pt"/>
    </style:style>
    <style:style style:name="T12" style:family="text">
      <style:text-properties fo:font-variant="small-caps"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T13" style:family="text">
      <style:text-properties fo:font-variant="small-caps" fo:color="#000000" style:text-line-through-style="none" style:text-line-through-type="none" style:text-position="0% 100%" style:font-name="Times New Roman" fo:font-size="9pt" fo:font-style="normal" style:text-underline-style="none" fo:font-weight="normal" style:font-name-asian="Times New Roman1" style:font-size-asian="9pt" style:font-style-asian="normal" style:font-weight-asian="normal" style:font-name-complex="Times New Roman1" style:font-size-complex="9pt"/>
    </style:style>
    <style:style style:name="T14" style:family="text">
      <style:text-properties fo:font-variant="small-caps" fo:font-size="9pt" style:font-size-asian="9pt" style:font-size-complex="9pt"/>
    </style:style>
    <style:style style:name="T15" style:family="text">
      <style:text-properties style:text-position="super 58%"/>
    </style:style>
    <style:style style:name="T16" style:family="text">
      <style:text-properties fo:font-size="10pt" style:font-size-asian="10pt" style:font-size-complex="10pt"/>
    </style:style>
    <style:style style:name="T17" style:family="text">
      <style:text-properties fo:font-size="9pt" style:font-size-asian="9pt" style:font-size-complex="9pt"/>
    </style:style>
    <style:style style:name="Sect1" style:family="section">
      <style:section-properties text:dont-balance-text-columns="true" style:editable="false">
        <style:columns fo:column-count="2">
          <style:column style:rel-width="32767*" fo:start-indent="0in" fo:end-indent="0.1252in"/>
          <style:column style:rel-width="32768*" fo:start-indent="0.1252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Documento de Ejemplo para la Jornada Científica Estudiantil</text:span></text:p>
      <text:p text:style-name="P2"><text:span text:style-name="T2">Primero Fulano<text:tab/></text:span><text:span text:style-name="T12">pfulano@mail.cu</text:span></text:p>
      <text:p text:style-name="P4"><text:span text:style-name="T3">Grupo M999 <text:s/></text:span></text:p>
      <text:p text:style-name="P2"><text:span text:style-name="T2">Segundo Mengano<text:tab/></text:span><text:span text:style-name="T12">smengano@mail.cu</text:span></text:p>
      <text:p text:style-name="P4"><text:span text:style-name="T3">Grupo C989 </text:span></text:p>
      <text:p text:style-name="P2"><text:span text:style-name="T2">Tercero Zutano<text:tab/></text:span><text:span text:style-name="T12">tzutano@mail.cu</text:span></text:p>
      <text:p text:style-name="P8"><text:span text:style-name="T3">Facultad de Física, 3er. Año,<text:line-break/>Universidad de La Habana</text:span></text:p>
      <text:p text:style-name="P15"><text:span text:style-name="T4">Tutor(es): </text:span><text:span text:style-name="T5">Primero Tutor y Segundo Tutor</text:span><text:span text:style-name="T11"><text:note text:id="ftn1" text:note-class="footnote"><text:note-citation>1</text:note-citation><text:note-body><text:p text:style-name="P12"><text:span text:style-name="T15"/><text:span text:style-name="T6"> Centro de Ingeniería </text:span></text:p></text:note-body></text:note></text:span></text:p>
      <text:p text:style-name="P1"><text:span text:style-name="T4">Resumen</text:span></text:p>
      <text:p text:style-name="P17"><text:span text:style-name="T7">Aquí el texto del resumen. Aquí el texto del resumen. Aquí el texto del resumen. Aquí el texto del resumen. Aquí el texto del resumen. Aquí el texto del resumen. Aquí el texto del resumen. Aquí el texto del resumen. Aquí el texto del resumen.</text:span></text:p>
      <text:p text:style-name="P1"><text:span text:style-name="T4">Abstract</text:span></text:p>
      <text:p text:style-name="P17"><text:span text:style-name="T7">Abstract text here. Abstract text here. Abstract text here. Abstract text here. Abstract text here. Abstract text here. Abstract text here. Abstract text here. Abstract text here. Abstract text here. Abstract text here. Abstract text here.</text:span></text:p>
      <text:p text:style-name="P18"/>
      <text:p text:style-name="P17"><text:span text:style-name="T8">Palabras Clave: </text:span><text:span text:style-name="T7">Plantilla, JCE </text:span><text:span text:style-name="T16">2019</text:span><text:span text:style-name="T7">, MatCom.</text:span></text:p>
      <text:p text:style-name="P17"><text:span text:style-name="T8">Tema: </text:span><text:span text:style-name="T7">Educación Matemática, Software Libre, Matemática Discreta.</text:span></text:p>
      <text:p text:style-name="P18"/>
      <text:section text:style-name="Sect1" text:name="TextSection">
        <text:list xml:id="list391567463" text:style-name="WWNum1">
          <text:list-item>
            <text:p text:style-name="P28">Introducción </text:p>
          </text:list-item>
        </text:list>
        <text:p text:style-name="P19"><text:span text:style-name="T5">Este documento proporciona una plantilla para confeccionar el resumen extendido de un trabajo a presentar en la Jornada Científica Estudiantil de la Facultad de Matemática y Computación de La Universidad de La Habana.</text:span></text:p>
        <text:p text:style-name="P20"><text:span text:style-name="T5">El formato aquí presentado será el único que se aceptará, le sugerimos a los autores adaptarse </text:span><text:span text:style-name="T3">estrictamente</text:span><text:span text:style-name="T5"> al mismo. Es decir </text:span><text:span text:style-name="T3">no se aceptaran</text:span><text:span text:style-name="T5"> contribuciones que difieran de las especificaciones que aquí se muestran. El resumen extendido a presentar </text:span><text:span text:style-name="T3">no excederá las 5 páginas</text:span><text:span text:style-name="T5">.</text:span></text:p>
        <text:list xml:id="list112635104375574" text:continue-numbering="true" text:style-name="WWNum1">
          <text:list-item>
            <text:p text:style-name="P28">Estilo y Formato </text:p>
          </text:list-item>
        </text:list>
        <text:p text:style-name="P21"><text:span text:style-name="T5">El formato de página es papel tipo Carta con márgenes de una pulgada a todos lados. Se imprime a una sola columna y el Encabezado y Pie de página se mantienen como se muestra en esta plantilla. Los encabezamientos de secciones, subsecciones, etc. se mantienen también como se muestra en este documento. Si Usted está familiarizado con el empleo de Estilos en Microsoft Word podrá notar que los encabezamientos de sección, etc. están definidos en los Estilos Heading 1, …, Heading 5.</text:span></text:p>
        <text:list xml:id="list112635109267880" text:continue-numbering="true" text:style-name="WWNum1">
          <text:list-item>
            <text:list>
              <text:list-item>
                <text:p text:style-name="P30">Tipos </text:p>
              </text:list-item>
            </text:list>
          </text:list-item>
        </text:list>
        <text:p text:style-name="P21"><text:span text:style-name="T5">Se deben emplear tipos Times Roman. El format presentado aquí es copia del empleado por el Journal of Machine Learning Research (JMLR), por ello parte de estas especificaciones abajo aparecerán en ingles. Solo aquellas que difieran del original de JMLR apareceran en español (ejercite su conocimiento de la lengua inglesa). Headers and Footers should be in 9pt type. The title of the paper should be in 14pt bold type. The abstract title should be in 11pt bold type, and the abstract itself should be in 10pt type. First headings should be in 12 point bold type and second headings should be in 11 point bold type. The text and body of the paper should be in 11 point type. </text:span></text:p>
        <text:list xml:id="list112634537038122" text:continue-numbering="true" text:style-name="WWNum1">
          <text:list-item>
            <text:list>
              <text:list-item>
                <text:p text:style-name="P30">Título, Autores y Tutores</text:p>
              </text:list-item>
            </text:list>
          </text:list-item>
        </text:list>
        <text:p text:style-name="P21"><text:span text:style-name="T5">El Título del trabajo aparecere en la primera página centrado. Los nombres de los Autores deben aparecer en las areas designadas como se muestra arriba. Los autores estudiantes de la Facultad de Matemática y Computación (MatCom) solo necesitan especificar el Email y Grupo. Autores de otro Centro de Educación superior deben especificar Facultad, Año de Estudio e institución a la que pertenecen. Los nombres de los tutores se especifican en el campo designado para ello (ver arriba). Si el tutor no es miembro de la Facultad se debe especificar su centro de trabajo mediante una nota a pie de página como se muestra arriba.</text:span></text:p>
        <text:list xml:id="list112633507876451" text:continue-numbering="true" text:style-name="WWNum1">
          <text:list-item>
            <text:list>
              <text:list-item>
                <text:p text:style-name="P30"><text:soft-page-break/>Abstract </text:p>
              </text:list-item>
            </text:list>
          </text:list-item>
        </text:list>
        <text:p text:style-name="P21"><text:span text:style-name="T5">The abstract appears at the beginning of the paper, indented 1/4 of an inch from the left and right margins. The title ``Abstract'' should appear in bold face 11 point type, centered above the body of the abstract. The abstract body should be in 10 point type. </text:span></text:p>
        <text:list xml:id="list112634106138773" text:continue-numbering="true" text:style-name="WWNum1">
          <text:list-item>
            <text:list>
              <text:list-item>
                <text:p text:style-name="P30">Headings and Sections </text:p>
              </text:list-item>
            </text:list>
          </text:list-item>
        </text:list>
        <text:p text:style-name="P21"><text:span text:style-name="T5">When necessary, headings should be used to separate major sections of your paper. First-level headings should be in 12 point bold type and second-level headings should be in 11 point bold type. Do not skip a line between paragraphs. Third-level headings should also be in 11 point bold type. All headings should be capitalized. After a heading, the first sentence should not be indented. </text:span></text:p>
        <text:p text:style-name="P20"><text:span text:style-name="T5">References to sections (as well as figures, tables, theorems and so on), should be capitalized, as in ``In Section 4, we show that...''. </text:span></text:p>
        <text:list xml:id="list112634581140667" text:continue-numbering="true" text:style-name="WWNum1">
          <text:list-item>
            <text:list>
              <text:list-item>
                <text:list>
                  <text:list-item>
                    <text:p text:style-name="P29">Acknowledgements </text:p>
                  </text:list-item>
                </text:list>
              </text:list-item>
            </text:list>
          </text:list-item>
        </text:list>
        <text:p text:style-name="P21"><text:span text:style-name="T5">The acknowledgments section, if included, appears after the main body of the text and is headed ``Acknowledgments.'' The section should not be numbered. This section includes acknowledgments of help from associates and colleagues, financial support, and permission to publish. </text:span></text:p>
        <text:list xml:id="list112635318816607" text:continue-numbering="true" text:style-name="WWNum1">
          <text:list-item>
            <text:list>
              <text:list-item>
                <text:p text:style-name="P30">Figures and Tables </text:p>
              </text:list-item>
            </text:list>
          </text:list-item>
        </text:list>
        <text:p text:style-name="P21"><text:span text:style-name="T5">Figures and tables should be inserted in proper places throughout the text. Do not group them together at the beginning of a page, nor at the bottom of the paper. Number figures sequentially, e.g., Figure 1, and so on. </text:span></text:p>
        <text:p text:style-name="P20"><text:span text:style-name="T3">The figure or table number and the caption should appear under the illustration.</text:span><text:span text:style-name="T5"> Leave a margin of one-quarter inch around the area covered by the figure and caption. Captions, labels, and other text in illustrations must be at least nine-point type. </text:span></text:p>
        <text:p text:style-name="P20"><text:span text:style-name="T5">At present, some types of illustrations in your manuscript may cause problems for some printers/previewers. Although this is gradually becoming less of an issue, we encourage authors to use ``reliable'' programs for producing figures. Before your paper can be accepted, we must verify that all your figures print successfully on our printers and may be viewed with Adobe Acrobat Reader or Ghostview. </text:span></text:p>
        <text:p text:style-name="P22"/>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1"/>
            </table:table-cell>
            <table:table-cell table:style-name="Table1.A1" office:value-type="string">
              <text:p text:style-name="P9"><text:span text:style-name="T4">CPU Speed</text:span></text:p>
            </table:table-cell>
            <table:table-cell table:style-name="Table1.A1" office:value-type="string">
              <text:p text:style-name="P9"><text:span text:style-name="T4">Wage</text:span></text:p>
            </table:table-cell>
          </table:table-row>
          <table:table-row table:style-name="Table1.1">
            <table:table-cell table:style-name="Table1.A1" office:value-type="string">
              <text:p text:style-name="P9"><text:span text:style-name="T4">A</text:span></text:p>
            </table:table-cell>
            <table:table-cell table:style-name="Table1.A1" office:value-type="string">
              <text:p text:style-name="P11"/>
            </table:table-cell>
            <table:table-cell table:style-name="Table1.A1" office:value-type="string">
              <text:p text:style-name="P11"/>
            </table:table-cell>
          </table:table-row>
          <table:table-row table:style-name="Table1.1">
            <table:table-cell table:style-name="Table1.A1" office:value-type="string">
              <text:p text:style-name="P9"><text:span text:style-name="T4">B</text:span></text:p>
            </table:table-cell>
            <table:table-cell table:style-name="Table1.A1" office:value-type="string">
              <text:p text:style-name="P11"/>
            </table:table-cell>
            <table:table-cell table:style-name="Table1.A1" office:value-type="string">
              <text:p text:style-name="P11"/>
            </table:table-cell>
          </table:table-row>
          <table:table-row table:style-name="Table1.1">
            <table:table-cell table:style-name="Table1.A1" office:value-type="string">
              <text:p text:style-name="P9"><text:span text:style-name="T4">C</text:span></text:p>
            </table:table-cell>
            <table:table-cell table:style-name="Table1.A1" office:value-type="string">
              <text:p text:style-name="P11"/>
            </table:table-cell>
            <table:table-cell table:style-name="Table1.A1" office:value-type="string">
              <text:p text:style-name="P11"/>
            </table:table-cell>
          </table:table-row>
        </table:table>
        <text:p text:style-name="P23"><text:span text:style-name="T8">Table 1. </text:span><text:span text:style-name="T7">Note well that JMLR expects table captions </text:span><text:span text:style-name="T9">below</text:span><text:span text:style-name="T7"> the table. &gt;= 9pt font.</text:span><text:span text:style-name="T8"> </text:span></text:p>
        <text:list xml:id="list112635368911266" text:continue-numbering="true" text:style-name="WWNum1">
          <text:list-item>
            <text:list>
              <text:list-item>
                <text:p text:style-name="P30">Headers and Footers </text:p>
              </text:list-item>
            </text:list>
          </text:list-item>
        </text:list>
        <text:p text:style-name="P21"><text:span text:style-name="T5">La primera página incluye en el encabezado el número de páginas. El número de la primera página se asignará por el Comité Académico de la JCE a la hora de confeccionar el libro de resúmenes. El tribunal en el cual se presentará el trabajo también aparece en la primera página y se asignará por el Comité Académico de la JCE.</text:span></text:p>
        <text:p text:style-name="P20"><text:span text:style-name="T5">En las páginas pares el encabezado estará formado por los apellidos de los autores, en las impares (empezando en la 3) por el título abreviado (si es necesario abreviarlo) del trabajo. </text:span></text:p>
        <text:list xml:id="list112634630338521" text:continue-numbering="true" text:style-name="WWNum1">
          <text:list-item>
            <text:list>
              <text:list-item>
                <text:list>
                  <text:list-item>
                    <text:p text:style-name="P29">Footnotes </text:p>
                  </text:list-item>
                </text:list>
              </text:list-item>
            </text:list>
          </text:list-item>
        </text:list>
        <text:p text:style-name="P21"><text:span text:style-name="T5">We encourage authors to use footnotes sparingly, especially since they may be difficult to read online. Footnotes should be numbered sequentially and should appear at the bottom of the page, as shown below.</text:span><text:span text:style-name="T11"><text:note text:id="ftn2" text:note-class="footnote"><text:note-citation>2</text:note-citation><text:note-body><text:p text:style-name="P13"><text:span text:style-name="T15"/><text:span text:style-name="T6"> A footnote should appear like this. Please ensure that your footnotes are complete, fully punctuated sentences.</text:span></text:p></text:note-body></text:note></text:span><text:span text:style-name="T5"> </text:span></text:p>
        <text:list xml:id="list112634638095859" text:continue-numbering="true" text:style-name="WWNum1">
          <text:list-item>
            <text:list>
              <text:list-item>
                <text:p text:style-name="P30">References </text:p>
              </text:list-item>
            </text:list>
          </text:list-item>
        </text:list>
        <text:p text:style-name="P21"><text:span text:style-name="T5">La sección de referencias se encabeza con “Referencias” y aparece al final del trabajo. Poorly prepared, incomplete or sloppy references reflect badly on the quality of your scholarship. Please prepare complete and accurate citations. </text:span></text:p>
        <text:p text:style-name="P20"><text:span text:style-name="T5">Citations within the text should include the number of the reference, for example [1].</text:span></text:p>
        <text:list xml:id="list112634866566188" text:continue-numbering="true" text:style-name="WWNum1">
          <text:list-item>
            <text:p text:style-name="P28">Formatting Templates </text:p>
          </text:list-item>
        </text:list>
        <text:p text:style-name="P21"><text:soft-page-break/><text:span text:style-name="T5">To ready your work for publication, please typeset it using software such LaTeX that produces PostScript or PDF output (LaTeX is preferred.) A LaTeX style file is provided. Se puede emplear tambien esta plantilla de Microsoft Word que se puede transformar en un documento PDF mediante Adobe Acrobat.</text:span></text:p>
        <text:list xml:id="list112634703120599" text:continue-numbering="true" text:style-name="WWNum1">
          <text:list-item>
            <text:p text:style-name="P28">Avoiding Common Errors </text:p>
          </text:list-item>
        </text:list>
        <text:p text:style-name="P21"><text:span text:style-name="T5">As we do the final editing passes on JMLR papers, we find a fairly consistent set of problems repeated over and over. Here's a list of them. </text:span></text:p>
        <text:list xml:id="list112635097534985" text:continue-numbering="true" text:style-name="WWNum1">
          <text:list-item>
            <text:list>
              <text:list-item>
                <text:p text:style-name="P30">Dashes </text:p>
              </text:list-item>
            </text:list>
          </text:list-item>
        </text:list>
        <text:p text:style-name="P21"><text:span text:style-name="T5">Dashes should be used--with care--to set off interjections in a sentence. They should be long and there should not be spaces between them and the preceding and following words. Thus, in LaTeX, the input should look like this: </text:span></text:p>
        <text:p text:style-name="P20"><text:span text:style-name="T5">Dashes should be used---with care---to set off ...</text:span></text:p>
        <text:list xml:id="list112635094432086" text:continue-numbering="true" text:style-name="WWNum1">
          <text:list-item>
            <text:list>
              <text:list-item>
                <text:p text:style-name="P30">Lower case names </text:p>
              </text:list-item>
            </text:list>
          </text:list-item>
        </text:list>
        <text:p text:style-name="P21"><text:span text:style-name="T5">The names of fields, algorithms, methods, etc., should be in lower case: cognitive science, reinforcement learning, principal components analysis. Exceptions are when they are in names of organizational entities, like Cognitive Science Department, or when they include proper names, such as Markov decision processes or Gaussian densities, or Bayes' rule. </text:span></text:p>
        <text:list xml:id="list112633943998928" text:continue-numbering="true" text:style-name="WWNum1">
          <text:list-item>
            <text:list>
              <text:list-item>
                <text:p text:style-name="P30">Latin abbrevs. </text:p>
              </text:list-item>
            </text:list>
          </text:list-item>
        </text:list>
        <text:p text:style-name="P21"><text:span text:style-name="T5">Scientists seem to like to use the Latin abbreviations i.e. and e.g. First, I'd like to encourage you to try to do without them. If you can't, then use the English equivalents (``that is'' instead of i.e. and ``for example'' instead of e.g.) If you really love the Latin (then you're a Latin lover?) you should at least do it right. There should be a period after each letter (because they're abbreviations), and there should be a comma after the expression. If you're addicted to these things, I encourage you to define and use LaTeX macros like </text:span></text:p>
        <text:p text:style-name="P24"><text:span text:style-name="T10">\newcommand{\ie}{i.e.}</text:span></text:p>
        <text:list xml:id="list112633894172239" text:continue-numbering="true" text:style-name="WWNum1">
          <text:list-item>
            <text:list>
              <text:list-item>
                <text:p text:style-name="P30">Equation numbers </text:p>
              </text:list-item>
            </text:list>
          </text:list-item>
        </text:list>
        <text:p text:style-name="P21"><text:span text:style-name="T5">Only number equations that are actually referred to later in the text. </text:span></text:p>
        <text:list xml:id="list112634623434036" text:continue-numbering="true" text:style-name="WWNum1">
          <text:list-item>
            <text:list>
              <text:list-item>
                <text:p text:style-name="P30">Citations </text:p>
              </text:list-item>
            </text:list>
          </text:list-item>
        </text:list>
        <text:p text:style-name="P21"><text:span text:style-name="T5">Citations are not nouns. It is not correct to say ``Using the method of (Smith, [1]), we ...'' Instead, say ``Using the method of Smith [1], we ...'' or ``Using the method of partial discombobulation (Smith, [1]), we ....''. See the section on references (Section 2.7) for more details on correct and incorrect citation forms. </text:span></text:p>
        <text:list xml:id="list112635364066145" text:continue-numbering="true" text:style-name="WWNum1">
          <text:list-item>
            <text:list>
              <text:list-item>
                <text:p text:style-name="P30">Punctuate math </text:p>
              </text:list-item>
            </text:list>
          </text:list-item>
        </text:list>
        <text:p text:style-name="P21"><text:span text:style-name="T5">Sentences with mathematical statements in them are still sentences, subject to the usual rules of grammar and punctuation. As Knuth et al., [2] say,</text:span><text:span text:style-name="T11"><text:note text:id="ftn3" text:note-class="footnote"><text:note-citation>3</text:note-citation><text:note-body><text:p text:style-name="P14"><text:span text:style-name="T15"/><text:span text:style-name="T6"> I recommend this book highly to anyone who likes to think about technical writing. While we're on the subject, I also highly recommend the (sadly, out of print) Handbook for Scholars by Mary-Claire van Leunen (1992).</text:span></text:p></text:note-body></text:note></text:span><text:span text:style-name="T5"> you should test this by reading out your paper with things like ``snort'' and ``grunt'' substituted in for the mathematics and listening to see whether it's grammatically correct. </text:span></text:p>
        <text:p text:style-name="P20"><text:span text:style-name="T5">It often improves readability if the punctuation in displayed equations is moved out to the right a bit. In LaTeX, you can write </text:span></text:p>
        <text:p text:style-name="P24"><text:span text:style-name="T10">\[a = b\;\;.\]</text:span></text:p>
        <text:p text:style-name="P7"><text:span text:style-name="T5">to get a reasonable amount of space between the equation and the period. </text:span></text:p>
        <text:p text:style-name="P20"><text:span text:style-name="T5">Never put a footnote directly after a mathematical expression; it is too easily confused with an exponent. </text:span></text:p>
        <text:list xml:id="list112635329408482" text:continue-numbering="true" text:style-name="WWNum1">
          <text:list-item>
            <text:list>
              <text:list-item>
                <text:p text:style-name="P30">Hyphenating compound nouns </text:p>
              </text:list-item>
            </text:list>
          </text:list-item>
        </text:list>
        <text:p text:style-name="P21"><text:span text:style-name="T5">When you have a long string of nouns together, they often need hyphenation to make the meaning clear (and to make your editor happy). Here are some examples of correct expressions: </text:span></text:p>
        <text:p text:style-name="P24"><text:span text:style-name="T10">reinforcement learning </text:span></text:p>
        <text:p text:style-name="P24"><text:span text:style-name="T10">reinforcement-learning algorithm </text:span></text:p>
        <text:p text:style-name="P24"><text:span text:style-name="T10">delayed-reinforcement learning (learning from delayed reinforcement) </text:span></text:p>
        <text:p text:style-name="P24"><text:soft-page-break/><text:span text:style-name="T10">delayed reinforcement learning (reinforcement learning that is delayed) </text:span></text:p>
        <text:p text:style-name="P20"><text:span text:style-name="T5">What are the rules? Here's a simple view: by default, modifiers bind to the phrase to their right. If you want to override that, then you need to use a hyphen. Consider the string of words ``country chicken pump dispenser'' (seen in an actual catalog). A ``pump dispenser'' is either something that dispenses pumps or that dispenses by pumping. A ``chicken pump dispenser'' is, perhaps, a pump dispenser in the shape of a chicken. But a ``chicken-pump dispenser'' is something that dispenses chicken pumps. The object in the catalog was a soap dispenser in the shape of a country chicken (as opposed to a city chicken, I guess) with a pump. So, probably, it should have been a ``country-chicken pump dispenser'', since ``pump'' modifies ``dispenser,'' ``country'' modifies ``chicken,'' and the phrase ``country chicken'' modifies ``pump dispenser.'' Whew. Many people think it's bad form to use such long strings of nouns anyway. </text:span></text:p>
        <text:list xml:id="list112635076246182" text:continue-numbering="true" text:style-name="WWNum1">
          <text:list-item>
            <text:list>
              <text:list-item>
                <text:p text:style-name="P30">Don't use ``utilize.'' </text:p>
              </text:list-item>
              <text:list-item>
                <text:p text:style-name="P30">Don't start a section with a subsection </text:p>
              </text:list-item>
            </text:list>
          </text:list-item>
        </text:list>
        <text:p text:style-name="P21"><text:span text:style-name="T5">A section heading should never immediately follow another section heading without intervening text. So don't do this: </text:span></text:p>
        <text:p text:style-name="P24"><text:span text:style-name="T10">5. Experimental Results </text:span></text:p>
        <text:p text:style-name="P24"><text:span text:style-name="T10">5.1 Results on a Simulated Domain </text:span></text:p>
        <text:p text:style-name="P20"><text:span text:style-name="T5">Instead, do this: </text:span></text:p>
        <text:p text:style-name="P24"><text:span text:style-name="T10">5. Experimental Results </text:span></text:p>
        <text:p text:style-name="P24"><text:span text:style-name="T10">In this section, we first describe blah, blah, blah... </text:span></text:p>
        <text:p text:style-name="P24"><text:span text:style-name="T10">5.1 Results on a Simulated Domain </text:span></text:p>
        <text:p text:style-name="P25"><text:span text:style-name="T2">Agradecimientos</text:span></text:p>
        <text:p text:style-name="P21"><text:span text:style-name="T5">Who helped, funded, etc.</text:span></text:p>
        <text:p text:style-name="P25"><text:span text:style-name="T2">Referencias</text:span></text:p>
        <text:p text:style-name="P26"><text:span text:style-name="T5">[1] <text:s/>Patrick W. Daly. Natural sciences citations and references. Available online at ftp://ftp.freesoftware.com/pub/tex/ctan/macros/contrib/supported/natbib, 1997. </text:span></text:p>
        <text:p text:style-name="P27"><text:span text:style-name="T5">[2] Donald E. Knuth, Tracy L. Larrabee, and Paul M. Roberts. Mathematical Writing. Mathematical Association of America, Washington, D.C., 1989. ISBN 0-88385-063-X. </text:span></text:p>
        <text:p text:style-name="P27"><text:span text:style-name="T5">[3] <text:s/>Mary Claire Van Leunen. A Handbook for Scholars. Oxford University Press, 1992. </text:span></text:p>
        <text:p text:style-name="P27"><text:span text:style-name="T5">[4] Steven Minton, Martha Del Alto, and Helen Stewart. Instructions for formatting JAIR articles. Available electronically via http://www.jair.org/submission-info.html, 1999. </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Linux Libertine G" style:font-size-asian="11pt" style:language-asian="zh" style:country-asian="CN" style:font-name-complex="Linux Libertine G"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Linux Libertine G" style:font-size-asian="11pt" style:language-asian="zh" style:country-asian="CN" style:font-name-complex="Linux Libertine G"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417in" loext:contextual-spacing="false" fo:line-height="100%" fo:text-indent="-0.3in" style:auto-text-indent="false" fo:keep-with-next="always">
        <style:tab-stops>
          <style:tab-stop style:position="0.3in"/>
        </style:tab-stops>
      </style:paragraph-properties>
      <style:text-properties fo:font-size="12pt" fo:font-weight="bold" style:font-size-asian="12pt" style:font-weight-asian="bold" style:font-size-complex="12pt"/>
    </style:style>
    <style:style style:name="Heading_20_2" style:display-name="Heading 2" style:family="paragraph" style:parent-style-name="normal" style:next-style-name="Standard" style:default-outline-level="" style:class="text">
      <style:paragraph-properties fo:margin-left="0.4in" fo:margin-right="0in" fo:margin-top="0.1528in" fo:margin-bottom="0.028in" loext:contextual-spacing="false" fo:line-height="100%" fo:text-indent="-0.4in" style:auto-text-indent="false" fo:keep-with-next="always">
        <style:tab-stops>
          <style:tab-stop style:position="0.4in"/>
        </style:tab-stops>
      </style:paragraph-properties>
      <style:text-properties fo:font-weight="bold" style:font-weight-asian="bold"/>
    </style:style>
    <style:style style:name="Heading_20_3" style:display-name="Heading 3" style:family="paragraph" style:parent-style-name="normal" style:next-style-name="Standard" style:default-outline-level="" style:class="text">
      <style:paragraph-properties fo:margin-left="0.4in" fo:margin-right="0in" fo:margin-top="0.1528in" fo:margin-bottom="0.028in" loext:contextual-spacing="false" fo:line-height="100%" fo:text-indent="-0.4in" style:auto-text-indent="false" fo:keep-with-next="always">
        <style:tab-stops>
          <style:tab-stop style:position="0.4in"/>
        </style:tab-stops>
      </style:paragraph-properties>
      <style:text-properties fo:font-weight="bold" style:font-weight-asian="bold"/>
    </style:style>
    <style:style style:name="Heading_20_4" style:display-name="Heading 4" style:family="paragraph" style:parent-style-name="normal" style:next-style-name="Standard" style:default-outline-level="" style:class="text">
      <style:paragraph-properties fo:margin-left="0.6in" fo:margin-right="0in" fo:margin-top="0.1528in" fo:margin-bottom="0.028in" loext:contextual-spacing="false" fo:line-height="100%" fo:text-indent="-0.6in" style:auto-text-indent="false" fo:keep-with-next="always">
        <style:tab-stops>
          <style:tab-stop style:position="0.6in"/>
        </style:tab-stops>
      </style:paragraph-properties>
      <style:text-properties fo:font-weight="bold" style:font-weight-asian="bold"/>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417in" loext:contextual-spacing="false" fo:line-height="100%" fo:text-indent="-0.7in" style:auto-text-indent="false">
        <style:tab-stops>
          <style:tab-stop style:position="0.7in"/>
        </style:tab-stops>
      </style:paragraph-properties>
      <style:text-properties fo:font-size="13pt" fo:font-style="italic" fo:font-weight="bold" style:font-size-asian="13pt" style:font-style-asian="italic" style:font-weight-asian="bold" style:font-size-complex="13pt"/>
    </style:style>
    <style:style style:name="Heading_20_6" style:display-name="Heading 6" style:family="paragraph" style:parent-style-name="normal" style:next-style-name="Standard" style:default-outline-level="" style:class="text">
      <style:paragraph-properties fo:margin-left="0.8in" fo:margin-right="0in" fo:margin-top="0.1665in" fo:margin-bottom="0.0417in" loext:contextual-spacing="false" fo:line-height="100%" fo:text-indent="-0.8in" style:auto-text-indent="false">
        <style:tab-stops>
          <style:tab-stop style:position="0.8in"/>
        </style:tab-stops>
      </style:paragraph-properties>
      <style:text-properties fo:font-weight="bold" style:font-weight-asian="bold"/>
    </style:style>
    <style:style style:name="Title" style:family="paragraph" style:parent-style-name="normal" style:next-style-name="Standard" style:default-outline-level="" style:class="chapter">
      <style:paragraph-properties fo:margin-top="0.5in" fo:margin-bottom="0.1665in" loext:contextual-spacing="false" fo:line-height="100%" fo:text-align="center" style:justify-single-word="false"/>
      <style:text-properties fo:font-size="14pt" fo:font-weight="bold" style:font-size-asian="14pt" style:font-weight-asian="bold" style:font-size-complex="14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note" style:family="paragraph" style:parent-style-name="Standard" style:class="extra"/>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ab-stops>
          <style:tab-stop style:position="3in" style:type="center"/>
          <style:tab-stop style:position="6in" style:type="right"/>
        </style:tab-stops>
      </style:paragraph-properties>
    </style:style>
    <style:style style:name="MP3" style:family="paragraph" style:parent-style-name="Standard">
      <style:paragraph-properties fo:margin-left="0in" fo:margin-right="0in" fo:margin-top="0.028in" fo:margin-bottom="0in" loext:contextual-spacing="false" fo:line-height="100%" fo:text-align="justify" style:justify-single-word="false" fo:keep-together="auto" fo:orphans="2" fo:widows="2" fo:text-indent="0in" style:auto-text-indent="false" fo:padding="0in" fo:border="none" fo:keep-with-next="auto">
        <style:tab-stops>
          <style:tab-stop style:position="3in" style:type="center"/>
          <style:tab-stop style:position="6in" style:type="right"/>
        </style:tab-stops>
      </style:paragraph-properties>
    </style:style>
    <style:style style:name="MP4"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ab-stops>
          <style:tab-stop style:position="6.5in" style:type="right"/>
        </style:tab-stops>
      </style:paragraph-properties>
    </style:style>
    <style:style style:name="MT1" style:family="text">
      <style:text-properties fo:font-variant="small-caps" fo:color="#000000" style:text-line-through-style="none" style:text-line-through-type="none" style:text-position="0% 100%" style:font-name="Times New Roman" fo:font-size="9pt" fo:font-style="normal" style:text-underline-style="none" fo:font-weight="normal" style:font-name-asian="Times New Roman1" style:font-size-asian="9pt" style:font-style-asian="normal" style:font-weight-asian="normal" style:font-name-complex="Times New Roman1" style:font-size-complex="9pt"/>
    </style:style>
    <style:style style:name="MT2" style:family="text">
      <style:text-properties fo:font-variant="small-caps" fo:font-size="9pt" style:font-size-asian="9pt" style:font-size-complex="9pt"/>
    </style:style>
    <style:style style:name="MT3" style:family="text">
      <style:text-properties fo:font-variant="normal" fo:text-transform="none" fo:color="#000000" style:text-line-through-style="none" style:text-line-through-type="none" style:text-position="0% 100%" style:font-name="Times New Roman" fo:font-size="9pt" fo:font-style="normal" style:text-underline-style="none" fo:font-weight="normal" style:font-name-asian="Times New Roman1" style:font-size-asian="9pt" style:font-style-asian="normal" style:font-weight-asian="normal" style:font-name-complex="Times New Roman1" style:font-size-complex="9pt"/>
    </style:style>
    <style:style style:name="MT4" style:family="text">
      <style:text-properties fo:font-size="9pt" style:font-size-asian="9pt" style:font-size-complex="9pt"/>
    </style:style>
    <style:page-layout style:name="Mpm1">
      <style:page-layout-properties fo:page-width="8.5in" fo:page-height="11in" style:num-format="1" style:print-orientation="portrait" fo:margin-top="0.5in" fo:margin-bottom="0.857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header-footer-properties fo:min-height="0.1429in" fo:margin-left="0in" fo:margin-right="0in" fo:margin-top="0.1035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top="0.5in" fo:margin-bottom="0.5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5">
      <style:page-layout-properties fo:page-width="8.5in" fo:page-height="11in" style:num-format="1" style:print-orientation="portrait" fo:margin-top="0.5in" fo:margin-bottom="0.5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Plantilla JCE MatCom </text:span><text:span text:style-name="MT2">2019</text:span></text:p>
      </style:header>
      <style:header-left>
        <text:p text:style-name="MP1"><text:span text:style-name="MT1">Fulano, Mengano y Zutano</text:span></text:p>
      </style:header-left>
      <style:footer>
        <text:p text:style-name="MP2"><text:span text:style-name="MT3"><text:tab/></text:span><text:page-number text:select-page="current">3</text:page-number></text:p>
      </style:footer>
      <style:footer-left>
        <text:p text:style-name="MP3"><text:span text:style-name="MT3"><text:tab/></text:span><text:page-number text:select-page="current">4</text:page-number></text:p>
      </style:footer-left>
    </style:master-page>
    <style:master-page style:name="Converted1" style:page-layout-name="Mpm2"/>
    <style:master-page style:name="First_20_Page" style:display-name="First Page" style:page-layout-name="Mpm1" style:next-style-name="Standard">
      <style:header>
        <text:p text:style-name="MP4"><text:bookmark text:name="_gjdgxs"/><text:span text:style-name="MT3">Jornada Científica Estudiantil MatCom </text:span><text:span text:style-name="MT4">2019</text:span><text:span text:style-name="MT3"><text:tab/> <text:s text:c="2"/><text:tab/>páginas 1-10</text:span></text:p>
      </style:header>
      <style:footer>
        <text:p text:style-name="MP2"><text:span text:style-name="MT3">©201</text:span><text:span text:style-name="MT4">9</text:span><text:span text:style-name="MT3"> Primero Fulano, Segundo Mengano y Tercero Zutano</text:span></text:p>
      </style:footer>
    </style:master-page>
    <style:master-page style:name="Converted2" style:page-layout-name="Mpm3" style:next-style-name="Converted1"/>
    <style:master-page style:name="Converted3" style:page-layout-name="Mpm4">
      <style:header>
        <text:p text:style-name="MP1"><text:span text:style-name="MT1">Plantilla JCE MatCom </text:span><text:span text:style-name="MT2">2019</text:span></text:p>
      </style:header>
      <style:header-left>
        <text:p text:style-name="MP1"><text:span text:style-name="MT1">Fulano, Mengano y Zutano</text:span></text:p>
      </style:header-left>
      <style:footer>
        <text:p text:style-name="MP2"><text:span text:style-name="MT3"><text:tab/></text:span><text:page-number text:select-page="current">0</text:page-number></text:p>
      </style:footer>
      <style:footer-left>
        <text:p text:style-name="MP3"><text:span text:style-name="MT3"><text:tab/></text:span><text:page-number text:select-page="current">0</text:page-number></text:p>
      </style:footer-left>
    </style:master-page>
    <style:master-page style:name="Converted4" style:page-layout-name="Mpm5">
      <style:header>
        <text:p text:style-name="MP1"><text:span text:style-name="MT1">Plantilla JCE MatCom </text:span><text:span text:style-name="MT2">2019</text:span></text:p>
      </style:header>
      <style:header-left>
        <text:p text:style-name="MP1"><text:span text:style-name="MT1">Fulano, Mengano y Zutano</text:span></text:p>
      </style:header-left>
      <style:footer>
        <text:p text:style-name="MP2"><text:span text:style-name="MT3"><text:tab/></text:span><text:page-number text:select-page="current">0</text:page-number></text:p>
      </style:footer>
      <style:footer-left>
        <text:p text:style-name="MP3"><text:span text:style-name="MT3"><text:tab/></text:span><text:page-number text:select-page="current">0</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0" meta:object-count="0" meta:page-count="4" meta:paragraph-count="110" meta:word-count="1967" meta:character-count="12233" meta:non-whitespace-character-count="10326"/>
    <meta:generator>LibreOfficeDev/6.0.5.2$Linux_X86_64 LibreOffice_project/</meta:generator>
  </office:meta>
</office:document-meta>
</file>